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PROVINCIA</text:p>
          </table:table-cell>
          <table:table-cell table:style-name="ce1" office:value-type="string" calcext:value-type="string">
            <text:p>NOMBRE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bant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cered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gó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guaró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guiló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inzó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ladré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lagó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larb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lberite de San Jua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lbet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lborge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lcalá de Ebr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lcalá de Moncay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lconchel de Ariz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ldehuela de Liesto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lfajarí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lfamé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lforque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lhama de Aragó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lmochuel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lmolda, L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lmonacid de la Cub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lmonacid de la Sierr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lmunia de Doña Godina, L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lpartir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mbel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nent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niñó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ñón de Moncay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randa de Moncay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rándig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rdis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riz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rtied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sí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te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tec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zuar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Badule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Bagüé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Balconchá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Bárbole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Bardallur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Belchite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Belmonte de Graciá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Berdej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Berruec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Biel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Bijuesc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Biot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Bisimbre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Boquiñeni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Bordalb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Borj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Botorrit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Brea de Aragó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Bubierc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Bujaraloz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Bulbuente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Buret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Burgo de Ebro, El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Buste, El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abañas de Ebr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abolafuente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adrete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alatayud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alatora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alcen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almarz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ampillo de Aragó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arena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ariñen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aspe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astejón de Alarb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astejón de las Arma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astejón de Valdejas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astiliscar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ervera de la Cañad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erveruel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etin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hipran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hode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imball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inco Oliva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larés de Ribot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od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odo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ontamin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osuend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uarte de Huerv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ubel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uerlas, La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Daroc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Ejea de los Caballero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Embid de Ariz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Encinacorb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Épil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Erl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Escatró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Fabar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Farlete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Fayó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Fayos, Lo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Figueruela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Fombuen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Frago, El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Frasno, El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Fréscan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Fuendejaló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Fuendetodo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Fuentes de Ebr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Fuentes de Jiloc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Gallocant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Gallur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Gels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Godojo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Gotor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Grisel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Grisé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Herrera de los Navarro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Ibde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Illuec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Isuerre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Jarab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Jarque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Jaulí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Joyosa, L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Lagat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Langa del Castill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Layan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Lécer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Lechó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Leciñen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Letux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Litag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Lituénig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Lobera de Onsell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Longare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Longá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Lucena de Jaló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Luceni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Luesi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Luesm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Lumpiaque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Lun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aell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agalló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ainar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alanquill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alejá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allé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aló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aluend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anchone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ar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aría de Huerv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arraco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ediana de Aragó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equinenz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esones de Isuel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ezaloch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iano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iedes de Aragó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onegrill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onev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onreal de Ariz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onterde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ontó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orata de Jaló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orata de Jiloc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oré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oro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oyuel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ozot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uel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uela, L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unébreg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urer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urillo de Gálleg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Navardú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Nigüell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Nombrevill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Nonaspe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Novalla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Novilla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Nuévalo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Nuez de Ebr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Olvé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Orcaj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Orer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Oré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Osej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Osera de Ebr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Paniz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Paracuellos de Jiloc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Paracuellos de la Riber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Pastriz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Pedrol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Pedrosas, La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Perdiguer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Piedratajad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Pina de Ebr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Pinseque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Pintanos, Lo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Plasencia de Jaló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Pleita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Plena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Pomer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Pozuel de Ariz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Pozuelo de Aragó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Pradilla de Ebr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Puebla de Albortó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Puebla de Alfindén, L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Puendelun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Purujos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Quint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Remolino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Retascó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Ricl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Romano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Rueda de Jaló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Ruesc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Sabiñá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Sádab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Salillas de Jaló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Salvatierra de Esc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Samper del Salz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San Martín de la Virgen de Moncay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San Mateo de Gálleg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Santa Cruz de Grí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Santa Cruz de Moncay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Santa Eulalia de Gálleg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Santed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Sástag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Sedile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Sestric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Sierra de Lun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Sigüé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Sisamó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Sobradiel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Sos del Rey Católic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Tabuenc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Talamante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Tarazon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Tauste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Terrer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Tierg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Tobed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Torralba de los Fraile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Torralba de Ribot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Torralbill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Torrehermos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Torrelapaj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Torrella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Torres de Berrellé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Torrijo de la Cañad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Toso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Trasmoz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Trasobare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Uncastill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Undués de Lerd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Urrea de Jaló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Urrié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Uteb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Val de San Martí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Valdehorn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Valmadrid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Valpalma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Valtorre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Velilla de Ebr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Velilla de Jiloc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Vera de Moncay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Vierla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Villadoz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Villafeliche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Villafranca de Ebr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Villalba de Perejil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Villalengu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Villamayor de Gálleg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Villanueva de Gálleg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Villanueva de Huerv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Villanueva de Jiloc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Villar de los Navarro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Villarreal de Huerv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Villarroya de la Sierr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Villarroya del Camp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Vilueña, L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Vistabell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Zaida, La</text:p>
          </table:table-cell>
        </table:table-row>
        <table:table-row table:style-name="ro1">
          <table:table-cell table:number-columns-repeated="2" office:value-type="string" calcext:value-type="string">
            <text:p>Zaragoz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Zuer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5T20:57:27.634000000</meta:creation-date>
    <dc:date>2021-09-25T20:58:55.348000000</dc:date>
    <meta:editing-duration>PT1M27S</meta:editing-duration>
    <meta:editing-cycles>1</meta:editing-cycles>
    <meta:document-statistic meta:table-count="1" meta:cell-count="588" meta:object-count="0"/>
    <meta:generator>LibreOffice/7.2.1.2$Windows_X86_64 LibreOffice_project/87b77fad49947c1441b67c559c339af8f3517e22</meta:generator>
  </office:meta>
</office:document-meta>
</file>